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SFRM1000" svg:font-family="SFRM1000"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FRM10001" svg:font-family="SFRM1000"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SFRM1000" fo:font-size="14pt" style:font-size-asian="14pt" style:font-name-complex="SFRM10001" style:font-size-complex="14pt"/>
    </style:style>
    <style:style style:name="P3" style:family="paragraph" style:parent-style-name="Standard" style:master-page-name="Standard">
      <style:paragraph-properties fo:margin-top="0cm" fo:margin-bottom="0cm" loext:contextual-spacing="false" fo:line-height="100%" style:page-number="auto"/>
    </style:style>
    <style:style style:name="T1" style:family="text">
      <style:text-properties style:font-name="SFRM1000" fo:font-size="14pt" style:font-size-asian="14pt" style:font-name-complex="SFRM10001" style:font-size-complex="14pt"/>
    </style:style>
    <style:style style:name="T2" style:family="text">
      <style:text-properties style:font-name="SFRM1000" fo:font-size="14pt" officeooo:rsid="0011b34b" style:font-size-asian="14pt" style:font-name-complex="SFRM10001" style:font-size-complex="14pt"/>
    </style:style>
    <style:style style:name="T3" style:family="text">
      <style:text-properties style:font-name="SFRM1000" fo:font-size="14pt" officeooo:rsid="001377c4" style:font-size-asian="14pt" style:font-name-complex="SFRM10001" style:font-size-complex="14pt"/>
    </style:style>
    <style:style style:name="T4" style:family="text">
      <style:text-properties style:font-name="SFRM1000" fo:font-size="14pt" style:text-underline-style="solid" style:text-underline-width="auto" style:text-underline-color="font-color" style:font-size-asian="14pt" style:font-name-complex="SFRM10001"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bstract:</text:span></text:p>
      <text:p text:style-name="P1"><text:span text:style-name="T4">Geometry and Spin Transport in Skyrmion Magnets</text:span></text:p>
      <text:p text:style-name="P2"/>
      <text:p text:style-name="P1"><text:span text:style-name="T1">We investigate the emergent electrodynamic fields that arise from gauge potentials when a free electron travels through a skyrmion magnetic texture. In the adiabatic limit we project these potentials onto the spin axis, allowing us to investigate the nature of the emergent fields. We find that when the magnetic texture is time-independent the emergent magnetic field is quantised. </text:span><text:span text:style-name="T2">Moreover, w</text:span><text:span text:style-name="T1">e also consider when the texture has a time-dependence, and find that there is an emergent electric field, independent of the skyrmion winding number. </text:span><text:span text:style-name="T3">Therefore,</text:span><text:span text:style-name="T1"> a temporally and/or spatially inhomogeneous skyrmion texture gives rise to an emergent spin motive for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SFRM1000" svg:font-family="SFRM1000"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FRM10001" svg:font-family="SFRM1000"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Brown</meta:initial-creator>
    <meta:editing-cycles>7</meta:editing-cycles>
    <meta:creation-date>2016-09-13T00:18:00</meta:creation-date>
    <dc:date>2017-06-06T15:42:40.921010235</dc:date>
    <meta:editing-duration>PT13M53S</meta:editing-duration>
    <meta:generator>LibreOffice/5.1.6.2$Linux_X86_64 LibreOffice_project/10m0$Build-2</meta:generator>
    <meta:document-statistic meta:table-count="0" meta:image-count="0" meta:object-count="0" meta:page-count="1" meta:paragraph-count="3" meta:word-count="107" meta:character-count="717" meta:non-whitespace-character-count="6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